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78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st" table:style-name="ta1">
        <table:shapes>
          <draw:frame draw:z-index="0" draw:style-name="gr1" draw:text-style-name="P1" svg:width="192.92mm" svg:height="139.98mm" svg:x="42.1mm" svg:y="2.82mm">
            <draw:object draw:notify-on-update-of-ranges="lost.A2:lost.A11 lost.B2:lost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Шум,%</text:p>
          </table:table-cell>
          <table:table-cell table:style-name="ce1" office:value-type="string" calcext:value-type="string">
            <text:p>Ошибки,%</text:p>
          </table:table-cell>
          <table:table-cell table:style-name="ce3" table:number-columns-repeated="1022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0858" calcext:value-type="float">
            <text:p>0,0858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41" calcext:value-type="float">
            <text:p>0,341</text:p>
          </table:table-cell>
          <table:table-cell table:number-columns-repeated="1022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7543" calcext:value-type="float">
            <text:p>0,7543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392" calcext:value-type="float">
            <text:p>1,3392</text:p>
          </table:table-cell>
          <table:table-cell table:number-columns-repeated="1022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2.1017" calcext:value-type="float">
            <text:p>2,1017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884" calcext:value-type="float">
            <text:p>3,0884</text:p>
          </table:table-cell>
          <table:table-cell table:number-columns-repeated="1022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4.4195" calcext:value-type="float">
            <text:p>4,4195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1784" calcext:value-type="float">
            <text:p>6,1784</text:p>
          </table:table-cell>
          <table:table-cell table:number-columns-repeated="1022"/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8.3884" calcext:value-type="float">
            <text:p>8,3884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099" calcext:value-type="float">
            <text:p>11,099</text:p>
          </table:table-cell>
          <table:table-cell table:number-columns-repeated="1022"/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14.6079" calcext:value-type="float">
            <text:p>14,6079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.033" calcext:value-type="float">
            <text:p>19,033</text:p>
          </table:table-cell>
          <table:table-cell table:number-columns-repeated="1022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23.893" calcext:value-type="float">
            <text:p>23,893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.824" calcext:value-type="float">
            <text:p>29,824</text:p>
          </table:table-cell>
          <table:table-cell table:number-columns-repeated="1022"/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6.098" calcext:value-type="float">
            <text:p>36,098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.335" calcext:value-type="float">
            <text:p>43,335</text:p>
          </table:table-cell>
          <table:table-cell table:number-columns-repeated="1022"/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50.589" calcext:value-type="float">
            <text:p>50,589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.073" calcext:value-type="float">
            <text:p>58,073</text:p>
          </table:table-cell>
          <table:table-cell table:number-columns-repeated="1022"/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65.533" calcext:value-type="float">
            <text:p>65,533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.018" calcext:value-type="float">
            <text:p>72,018</text:p>
          </table:table-cell>
          <table:table-cell table:number-columns-repeated="1022"/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78.171" calcext:value-type="float">
            <text:p>78,171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3.644" calcext:value-type="float">
            <text:p>83,644</text:p>
          </table:table-cell>
          <table:table-cell table:number-columns-repeated="1022"/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88.018" calcext:value-type="float">
            <text:p>88,018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1.51" calcext:value-type="float">
            <text:p>91,51</text:p>
          </table:table-cell>
          <table:table-cell table:number-columns-repeated="1022"/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94.22" calcext:value-type="float">
            <text:p>94,22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6.231" calcext:value-type="float">
            <text:p>96,231</text:p>
          </table:table-cell>
          <table:table-cell table:number-columns-repeated="1022"/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97.592" calcext:value-type="float">
            <text:p>97,592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8.512" calcext:value-type="float">
            <text:p>98,512</text:p>
          </table:table-cell>
          <table:table-cell table:number-columns-repeated="1022"/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float" office:value="99.149" calcext:value-type="float">
            <text:p>99,149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.509" calcext:value-type="float">
            <text:p>99,509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2">00.00.0000</text:date>, <text:time style:data-style-name="N2" text:time-value="13:39:41.08383899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2T13:48:45.961862092</dc:date>
    <meta:editing-duration>PT36M22S</meta:editing-duration>
    <meta:editing-cycles>13</meta:editing-cycles>
    <meta:generator>LibreOffice/6.0.4.1$Linux_X86_64 LibreOffice_project/00m0$Build-1</meta:generator>
    <meta:document-statistic meta:table-count="1" meta:cell-count="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.5" chart:maximum="5" chart:origin="0" chart:interval-major="0.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12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293cm" svg:height="13.999cm" xlink:href=".." xlink:type="simple" chart:class="chart:scatter" chart:style-name="ch1">
        <chart:plot-area chart:style-name="ch2" table:cell-range-address="lost.A2:lost.B11" svg:x="2.323cm" svg:y="0.345cm" svg:width="16.424cm" svg:height="12.004cm">
          <chartooo:coordinate-region svg:x="2.952cm" svg:y="0.548cm" svg:width="15.699cm" svg:height="11.146cm"/>
          <chart:axis chart:dimension="x" chart:name="primary-x" chart:style-name="ch3">
            <chart:title svg:x="9.329cm" svg:y="12.628cm" chart:style-name="ch4">
              <text:p>Шум канала, %</text:p>
            </chart:title>
            <chart:grid chart:style-name="ch5" chart:class="major"/>
          </chart:axis>
          <chart:axis chart:dimension="y" chart:name="primary-y" chart:style-name="ch6">
            <chart:title svg:x="1.37cm" svg:y="7.85cm" chart:style-name="ch7">
              <text:p>Ошибки приёма, %</text:p>
            </chart:title>
            <chart:grid chart:style-name="ch5" chart:class="major"/>
          </chart:axis>
          <chart:series chart:style-name="ch8" chart:values-cell-range-address="lost.B2:lost.B11" chart:class="chart:scatter">
            <chart:domain table:cell-range-address="lost.A2:lost.A11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lost.A2:lost.A11</svg:desc>
                </draw:g>
              </table:table-cell>
              <table:table-cell office:value-type="float" office:value="0.0858">
                <text:p>0.0858</text:p>
                <draw:g>
                  <svg:desc>lost.B2:lost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7543">
                <text:p>0.75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3392">
                <text:p>1.33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2.1017">
                <text:p>2.1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.0884">
                <text:p>3.08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4.4195">
                <text:p>4.41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6.1784">
                <text:p>6.17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8.3884">
                <text:p>8.38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1.099">
                <text:p>11.0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1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